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Nom" table:style-name="ce1">
            <text:p>Nom</text:p>
          </table:table-cell>
          <table:table-cell office:value-type="string" office:value="sport" table:style-name="ce1">
            <text:p>sport</text:p>
          </table:table-cell>
          <table:table-cell office:value-type="string" office:value="date" table:style-name="ce1">
            <text:p>date</text:p>
          </table:table-cell>
          <table:table-cell office:value-type="string" office:value="score" table:style-name="ce1">
            <text:p>score</text:p>
          </table:table-cell>
          <table:table-cell office:value-type="string" office:value="score_adv" table:style-name="ce1">
            <text:p>score_adv</text:p>
          </table:table-cell>
          <table:table-cell office:value-type="string" office:value="difference" table:style-name="ce1">
            <text:p>difference</text:p>
          </table:table-cell>
          <table:table-cell office:value-type="string" office:value="victoire" table:style-name="ce1">
            <text:p>victoire</text:p>
          </table:table-cell>
          <table:table-cell office:value-type="string" office:value="defaite" table:style-name="ce1">
            <text:p>defaite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rot Baptiste" table:style-name="ce1">
            <text:p>Drot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ieillard Baptiste" table:style-name="ce1">
            <text:p>Vieillard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ieillard Baptiste" table:style-name="ce1">
            <text:p>Vieillard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rot Baptiste" table:style-name="ce1">
            <text:p>Drot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rot Baptiste" table:style-name="ce1">
            <text:p>Drot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ieillard Baptiste" table:style-name="ce1">
            <text:p>Vieillard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4/07/2023" table:style-name="ce1">
            <text:p>24/07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ieillard Baptiste" table:style-name="ce1">
            <text:p>Vieillard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rot Baptiste" table:style-name="ce1">
            <text:p>Drot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esforges Remi" table:style-name="ce1">
            <text:p>Desforges Remi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ieillard Baptiste" table:style-name="ce1">
            <text:p>Vieillard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ieillard Baptiste" table:style-name="ce1">
            <text:p>Vieillard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rot Baptiste" table:style-name="ce1">
            <text:p>Drot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esforges Remi" table:style-name="ce1">
            <text:p>Desforges Remi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rot Baptiste" table:style-name="ce1">
            <text:p>Drot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-11" table:style-name="ce1">
            <text:p>-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esforges Remi" table:style-name="ce1">
            <text:p>Desforges Remi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-11" table:style-name="ce1">
            <text:p>-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0/07/2023" table:style-name="ce1">
            <text:p>20/07/202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3/08/2023" table:style-name="ce1">
            <text:p>03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3/08/2023" table:style-name="ce1">
            <text:p>03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3/08/2023" table:style-name="ce1">
            <text:p>03/08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3/08/2023" table:style-name="ce1">
            <text:p>03/08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3/08/2023" table:style-name="ce1">
            <text:p>03/08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3/08/2023" table:style-name="ce1">
            <text:p>03/08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3/08/2023" table:style-name="ce1">
            <text:p>03/08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3/08/2023" table:style-name="ce1">
            <text:p>03/08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4/08/2023" table:style-name="ce1">
            <text:p>04/08/202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4/08/2023" table:style-name="ce1">
            <text:p>04/08/202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4/08/2023" table:style-name="ce1">
            <text:p>04/08/202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4/08/2023" table:style-name="ce1">
            <text:p>04/08/202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4/08/2023" table:style-name="ce1">
            <text:p>04/08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4/08/2023" table:style-name="ce1">
            <text:p>04/08/20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4/08/2023" table:style-name="ce1">
            <text:p>04/08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4/08/2023" table:style-name="ce1">
            <text:p>04/08/2023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4/08/2023" table:style-name="ce1">
            <text:p>04/08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4/08/2023" table:style-name="ce1">
            <text:p>04/08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0/07/2023" table:style-name="ce1">
            <text:p>30/07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0/07/2023" table:style-name="ce1">
            <text:p>30/07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0/07/2023" table:style-name="ce1">
            <text:p>30/07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0/07/2023" table:style-name="ce1">
            <text:p>30/07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imon JB" table:style-name="ce1">
            <text:p>Simon JB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0/07/2023" table:style-name="ce1">
            <text:p>30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0/07/2023" table:style-name="ce1">
            <text:p>30/07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0/07/2023" table:style-name="ce1">
            <text:p>30/07/202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0/07/2023" table:style-name="ce1">
            <text:p>30/07/202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imon JB" table:style-name="ce1">
            <text:p>Simon JB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0/07/2023" table:style-name="ce1">
            <text:p>30/07/202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0/07/2023" table:style-name="ce1">
            <text:p>30/07/202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1/07/2023" table:style-name="ce1">
            <text:p>31/07/202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1/07/2023" table:style-name="ce1">
            <text:p>31/07/202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-11" table:style-name="ce1">
            <text:p>-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1/07/2023" table:style-name="ce1">
            <text:p>31/07/202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-11" table:style-name="ce1">
            <text:p>-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1/07/2023" table:style-name="ce1">
            <text:p>31/07/202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-11" table:style-name="ce1">
            <text:p>-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1/07/2023" table:style-name="ce1">
            <text:p>31/07/202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1/07/2023" table:style-name="ce1">
            <text:p>31/07/202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1/07/2023" table:style-name="ce1">
            <text:p>31/07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1/07/2023" table:style-name="ce1">
            <text:p>31/07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1/07/2023" table:style-name="ce1">
            <text:p>31/07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31/07/2023" table:style-name="ce1">
            <text:p>31/07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1/08/2023" table:style-name="ce1">
            <text:p>01/08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1/08/2023" table:style-name="ce1">
            <text:p>01/08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1/08/2023" table:style-name="ce1">
            <text:p>01/08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1/08/2023" table:style-name="ce1">
            <text:p>01/08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1/08/2023" table:style-name="ce1">
            <text:p>01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1/08/2023" table:style-name="ce1">
            <text:p>01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1/08/2023" table:style-name="ce1">
            <text:p>01/08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1/08/2023" table:style-name="ce1">
            <text:p>01/08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1/08/2023" table:style-name="ce1">
            <text:p>01/08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1/08/2023" table:style-name="ce1">
            <text:p>01/08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harau Maxime" table:style-name="ce1">
            <text:p>Charau Maxim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harau Maxime" table:style-name="ce1">
            <text:p>Charau Maxim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imon JB" table:style-name="ce1">
            <text:p>Simon JB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harau Maxime" table:style-name="ce1">
            <text:p>Charau Maxim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harau Maxime" table:style-name="ce1">
            <text:p>Charau Maxim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harau Maxime" table:style-name="ce1">
            <text:p>Charau Maxim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allin Baptiste" table:style-name="ce1">
            <text:p>Vallin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aillardin Hugo" table:style-name="ce1">
            <text:p>Gaillardin Hug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emoron Tanguy" table:style-name="ce1">
            <text:p>Demoron Tanguy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harau Maxime" table:style-name="ce1">
            <text:p>Charau Maxim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emoron Tanguy" table:style-name="ce1">
            <text:p>Demoron Tanguy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harau Maxime" table:style-name="ce1">
            <text:p>Charau Maxim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oivin Nino" table:style-name="ce1">
            <text:p>Boivin Nino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05/08/2023" table:style-name="ce1">
            <text:p>05/08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6/08/2023" table:style-name="ce1">
            <text:p>26/08/2023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6/08/2023" table:style-name="ce1">
            <text:p>26/08/202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6/08/2023" table:style-name="ce1">
            <text:p>26/08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6/08/2023" table:style-name="ce1">
            <text:p>26/08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6/08/2023" table:style-name="ce1">
            <text:p>26/08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Lehmann Arthur" table:style-name="ce1">
            <text:p>Lehmann Arthur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6/08/2023" table:style-name="ce1">
            <text:p>26/08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ieillard Baptiste" table:style-name="ce1">
            <text:p>Vieillard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imon JB" table:style-name="ce1">
            <text:p>Simon JB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imon JB" table:style-name="ce1">
            <text:p>Simon JB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ieillard Baptiste" table:style-name="ce1">
            <text:p>Vieillard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imon JB" table:style-name="ce1">
            <text:p>Simon JB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Vieillard Baptiste" table:style-name="ce1">
            <text:p>Vieillard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ieillard Baptiste" table:style-name="ce1">
            <text:p>Vieillard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Vieillard Baptiste" table:style-name="ce1">
            <text:p>Vieillard Baptist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ertholon Kilian" table:style-name="ce1">
            <text:p>Bertholon Kilian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Tomasello Basile" table:style-name="ce1">
            <text:p>Tomasello Basile</text:p>
          </table:table-cell>
          <table:table-cell office:value-type="string" office:value="Pétanque" table:style-name="ce1">
            <text:p>Pétanque</text:p>
          </table:table-cell>
          <table:table-cell office:value-type="string" office:value="28/08/2023" table:style-name="ce1">
            <text:p>28/08/2023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